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ヒラギノ角ゴ Pro W3" svg:font-family="'ヒラギノ角ゴ Pro W3'" style:font-family-generic="roman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yfede-Corpo_20_del_20_Testo">
      <style:text-properties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G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yfede-Titolo_20_Documento">Progettazione del Software – Testi I parte</text:p>
      <text:p text:style-name="yfede-Titolo1.1">31 Luglio 2000:</text:p>
      <text:p text:style-name="yfede-Corpo_20_del_20_Testo">Sta per partire un <text:span text:style-name="T7">progetto software</text:span><text:span text:style-name="T8"> la cui dimensione S può essere stimata tenendo conto che il prodotto sarà articolato in 3 moduli</text:span></text:p>
      <text:p text:style-name="yfede-Corpo_20_del_20_Testo"><text:tab/>Modulo 1.<text:tab/><text:tab/>S = 12.000 NCSS<text:tab/><text:span text:style-name="T9">sigma</text:span> = 1000</text:p>
      <text:p text:style-name="yfede-Corpo_20_del_20_Testo"><text:tab/>Modulo 2.<text:tab/><text:tab/>S = 10.000 NCSS<text:tab/><text:span text:style-name="T9">sigma</text:span> = 2000</text:p>
      <text:p text:style-name="yfede-Corpo_20_del_20_Testo"><text:tab/>Modulo 3.<text:tab/><text:tab/>S = 14.000 NCSS<text:tab/><text:span text:style-name="T9">sigma</text:span> = 3000</text:p>
      <text:p text:style-name="yfede-Corpo_20_del_20_Testo">Il tipo di applicazione richiede un valore di D<text:span text:style-name="T10">0</text:span> vicino a 30, ed il fattore ambientale vale attualmente E = 2200. Sono inoltre imposti i seguenti vincoli:</text:p>
      <text:p text:style-name="yfede-Corpo_20_del_20_Testo"><text:tab/>t<text:span text:style-name="T10">d</text:span> &lt; 30 mesi<text:tab/>K<text:span text:style-name="T10">d</text:span> &lt; 35 anni uomo<text:tab/>m<text:span text:style-name="T10">0d</text:span> &lt; 20 persone</text:p>
      <text:p text:style-name="yfede-Corpo_20_del_20_Testo">Si richiede di valutare la fattibilità del progetto discutendo i margini di manovra, prospettando le possibili deroghe alle condizioni imposte al progetto e valutando le loro possibili conseguenze. Poi, si richiede di calcolare tutte le principali variabili di progett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adottato, nell'ipotesi che i Cost Driver producano un coefficiente moltiplicativo globale di 1,5.</text:p>
      <text:p text:style-name="yfede-Corpo_20_del_20_Testo"/>
      <text:p text:style-name="yfede-Titolo1.1">4 Dicembre 2001</text:p>
      <text:p text:style-name="yfede-Corpo_20_del_20_Testo">Sta per iniziare un nuovo progetto software per la realizzazione di un prodotto per il quale, da esperienze precedenti, risulta applicabile un valore D<text:span text:style-name="T10">0</text:span> = 28..32, e in condizioni ambientali esprimibile con il valore E= 3000. Il nuovo pacchetto è formato di tre sottosistemi le cui dimensioni stimate sono:</text:p>
      <text:p text:style-name="yfede-Corpo_20_del_20_Testo"><text:span text:style-name="T14"><text:tab/>S1= 9000 NCSS<text:tab/></text:span>σ <text:span text:style-name="T14">= 900</text:span></text:p>
      <text:p text:style-name="yfede-Corpo_20_del_20_Testo"><text:span text:style-name="T14"><text:tab/>S2= 8000 NCSS<text:tab/></text:span>σ <text:span text:style-name="T14">= 600</text:span></text:p>
      <text:p text:style-name="yfede-Corpo_20_del_20_Testo"><text:tab/>S3= 8000 NCSS<text:tab/>σ = 700</text:p>
      <text:p text:style-name="yfede-Corpo_20_del_20_Testo">Per il nuovo progetto sono imposti i seguenti vincoli:</text:p>
      <text:p text:style-name="yfede-Corpo_20_del_20_Testo"><text:tab/>t<text:span text:style-name="T10">d</text:span> ≤ 18 mesi<text:tab/>C<text:span text:style-name="T10">d</text:span> ( t<text:span text:style-name="T10">d</text:span> )≤ 16 pY<text:tab/>m0<text:span text:style-name="T10">d</text:span> ≥ 15 p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 si richiede di eseguire la stessa stima con l’Intermediate Model del metodo CoCoMo scegliendo il Mode (organic, semi-detached o embedded) che meglio corrisponde al valore di D<text:span text:style-name="T10">0</text:span> adottato, e assumendo che il prodotto dei Cost Driver dia il valore 1,8.</text:p>
      <text:p text:style-name="yfede-Corpo_20_del_20_Testo"/>
      <text:p text:style-name="yfede-Titolo1.1">9 Dicembre 2002:</text:p>
      <text:p text:style-name="yfede-Corpo_20_del_20_Testo">Una software house ha sviluppato, in tempi recenti, un prodotto software per il quale sono risultati i seguenti dati caratteristici:</text:p>
      <text:p text:style-name="yfede-Corpo_20_del_20_Testo"><text:tab/>S = 41.000 NCSS<text:tab/>t<text:span text:style-name="T10">d</text:span> = 29 mesi<text:tab/><text:span text:style-name="T9">C</text:span><text:span text:style-name="T10">d</text:span><text:span text:style-name="T9">(t</text:span><text:span text:style-name="T10">d</text:span><text:span text:style-name="T9">)</text:span> = 32 MY</text:p>
      <text:p text:style-name="yfede-Corpo_20_del_20_Testo">E' ora in programma <text:span text:style-name="T7">un rimaneggiamento </text:span><text:span text:style-name="T8">di quel prodotto per far fronte alla richiesta di un nuovo cliente. All'interno del prodotto il sottosistema da modificare ha dimensione Sp = 14.000 NCSS, di questi occorre eliminare 3.300 NCSS, cambiare 4.700 NCSS ed aggiungere 8.400 NCSS (con </text:span><text:span text:style-name="T5">σ=300). Sono inoltre imposti i seguenti vincoli:</text:span></text:p>
      <text:p text:style-name="yfede-Corpo_20_del_20_Testo"><text:tab/>t<text:span text:style-name="T10">d</text:span> <text:span text:style-name="T6">≤</text:span> 24 mesi<text:tab/><text:span text:style-name="T9">K</text:span><text:span text:style-name="T10">d</text:span> <text:span text:style-name="T6">≤</text:span> 21 MY<text:tab/>m0<text:span text:style-name="T10">d</text:span> <text:span text:style-name="T6">≥</text:span> 15 persone</text:p>
      <text:p text:style-name="yfede-Corpo_20_del_20_Testo">Si richiede di valutare la fattibilità del progetto discutendo i margini di manovra, prospettando le possibili deroghe alle condizioni imposte al progetto e valutando le loro conseguenze. Al termine, si richiede di calcolare tutte le variabili principali di progetto che ne conseguon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<text:soft-page-break/>adottato, ed assumendo che il prodotto dei Cost Driver dia il valore 2,4.</text:p>
      <text:p text:style-name="yfede-Corpo_20_del_20_Testo"/>
      <text:p text:style-name="yfede-Titolo1.1">5 Dicembre 2003:</text:p>
      <text:p text:style-name="yfede-Corpo_20_del_20_Testo">Una software house ha sviluppato, in tempi recenti, un prodotto software per il quale sono risultati i seguenti dati caratteristici:</text:p>
      <text:p text:style-name="yfede-Corpo_20_del_20_Testo"><text:tab/>S = 57.000 NCSS<text:tab/>t<text:span text:style-name="T10">d</text:span> = 28 mesi<text:tab/><text:span text:style-name="T9">C</text:span><text:span text:style-name="T10">d</text:span><text:span text:style-name="T9">(t</text:span><text:span text:style-name="T10">d</text:span><text:span text:style-name="T9">)</text:span> = 30 pY</text:p>
      <text:p text:style-name="yfede-Corpo_20_del_20_Testo">E' ora in programma <text:span text:style-name="T7">un nuovo progetto</text:span><text:span text:style-name="T8">, per la realizzazione di un prodotto simile, la cui dimensione stimata è S = 53.000 NCSS con una deviazione </text:span><text:span text:style-name="T5">σ</text:span><text:span text:style-name="T8"> = 2.000. Sono inoltre imposti i seguenti vincoli:</text:span></text:p>
      <text:p text:style-name="yfede-Corpo_20_del_20_Testo"><text:tab/>K<text:span text:style-name="T10">d</text:span> <text:span text:style-name="T6">≥</text:span> 26 pY<text:tab/><text:span text:style-name="T9">t</text:span><text:span text:style-name="T10">d</text:span> <text:span text:style-name="T6">≤</text:span> 27 mesi<text:tab/>15 <text:span text:style-name="T6">≤ </text:span>m0<text:span text:style-name="T10">d</text:span> <text:span text:style-name="T6">≤ 18 p</text:span></text:p>
      <text:p text:style-name="yfede-Corpo_20_del_20_Testo">Si richiede di valutare la fattibilità del progetto discutendo i margini di manovra, prospettando le possibili deroghe alle condizioni imposte al progetto e valutando le loro conseguenze. Al termine, si richiede di calcolare tutte le variabili principali di progetto che ne conseguon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adottato, ed assumendo che il prodotto dei Cost Driver dia il valore 1,4.</text:p>
      <text:p text:style-name="yfede-Corpo_20_del_20_Testo"/>
      <text:p text:style-name="yfede-Titolo1.1">15 Dicembre 2003:</text:p>
      <text:p text:style-name="yfede-Corpo_20_del_20_Testo">Una software house ha sviluppato, in tempi successivi, due prodotti software dello stesso tipo per i quali sono risultati i seguenti dati caratteristici:</text:p>
      <text:p text:style-name="yfede-Corpo_20_del_20_Testo"><text:tab/>P1:<text:tab/>S = 35.000 NCSS<text:tab/>t<text:span text:style-name="T10">d</text:span> = 26 mesi<text:tab/><text:span text:style-name="T9">C</text:span><text:span text:style-name="T10">d</text:span><text:span text:style-name="T9">(t</text:span><text:span text:style-name="T10">d</text:span><text:span text:style-name="T9">)</text:span> = 28 pY</text:p>
      <text:p text:style-name="yfede-Corpo_20_del_20_Testo"><text:tab/>P2:<text:tab/>S = 40.000 NCSS<text:tab/>t<text:span text:style-name="T10">d</text:span> = 27 mesi<text:tab/><text:span text:style-name="T9">C</text:span><text:span text:style-name="T10">d</text:span><text:span text:style-name="T9">(t</text:span><text:span text:style-name="T10">d</text:span><text:span text:style-name="T9">)</text:span> = 30 pY</text:p>
      <text:p text:style-name="yfede-Corpo_20_del_20_Testo">E' ora in programma <text:span text:style-name="T7">un nuovo progetto</text:span>, per la realizzazione di un prodotto simile, la cui dimensione stimata è S = 32.000 NCSS con una deviazione <text:span text:style-name="T1">σ</text:span> = 700. Sono inoltre imposti i seguenti vincoli:</text:p>
      <text:p text:style-name="yfede-Corpo_20_del_20_Testo"><text:tab/><text:span text:style-name="T9">C</text:span><text:span text:style-name="T10">d</text:span><text:span text:style-name="T9">(t</text:span><text:span text:style-name="T10">d</text:span><text:span text:style-name="T9">)</text:span> <text:span text:style-name="T6">≤</text:span> 20 MY <text:span text:style-name="T12">(</text:span><text:span text:style-name="T13">probabilmente pY</text:span><text:span text:style-name="T12">)</text:span><text:tab/>t<text:span text:style-name="T10">d</text:span> <text:span text:style-name="T6">≤</text:span> 24 mesi<text:tab/>m0<text:span text:style-name="T10">d</text:span> <text:span text:style-name="T6">≥</text:span> 15 persone</text:p>
      <text:p text:style-name="yfede-Corpo_20_del_20_Testo">Si richiede di valutare la fattibilità del progetto discutendo i margini di manovra, prospettando le possibili deroghe alle condizioni imposte al progetto e valutando le loro conseguenze. Al termine, si richiede di calcolare tutte le variabili principali di progett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adottato, ed assumendo che il prodotto dei Cost Driver dia il valore 2,0.</text:p>
      <text:p text:style-name="yfede-Corpo_20_del_20_Testo"/>
      <text:p text:style-name="yfede-Titolo1.1">3 Novembre 2004</text:p>
      <text:p text:style-name="yfede-Corpo_20_del_20_Testo">Una software house ha sviluppato, in tempi successivi, due prodotti software dello stesso tipo per i quali sono risultati i seguenti dati caratteristici:</text:p>
      <text:p text:style-name="yfede-Corpo_20_del_20_Testo"><text:span text:style-name="T14"><text:tab/>P1:<text:tab/>S= 46000 NCSS<text:tab/>t</text:span><text:span text:style-name="T11">d</text:span><text:span text:style-name="T14"> = 22 mesi<text:tab/>C</text:span><text:span text:style-name="T11">d</text:span><text:span text:style-name="T14">(t</text:span><text:span text:style-name="T11">d</text:span><text:span text:style-name="T14">) = 28 pY</text:span></text:p>
      <text:p text:style-name="yfede-Corpo_20_del_20_Testo"><text:span text:style-name="T14"><text:tab/>P2:<text:tab/>S= 57000 NCSS<text:tab/>t</text:span><text:span text:style-name="T11">d</text:span><text:span text:style-name="T14"> = 24 mesi<text:tab/>C</text:span><text:span text:style-name="T11">d</text:span><text:span text:style-name="T14">(t</text:span><text:span text:style-name="T11">d</text:span><text:span text:style-name="T14">) = 37 pY</text:span></text:p>
      <text:p text:style-name="yfede-Corpo_20_del_20_Testo">E’ ora in programma un nuovo progetto, per la realizzazione di un prodotto simile, la cui dimensione stimata è S= 63000 NCSS con una deviazione σ = 1500. Sono inoltre imposti i seguenti vincoli:</text:p>
      <text:p text:style-name="yfede-Corpo_20_del_20_Testo"><text:tab/>t<text:span text:style-name="T10">d</text:span> ≤ 25 mesi<text:tab/>D ≥ 60 p/Y<text:tab/>C<text:span text:style-name="T10">d</text:span>(t<text:span text:style-name="T10">d</text:span>) ≤ 40 pY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 si richiede di eseguire la stessa stima con l’Intermediate Model del metodo CoCoMo scegliendo il Mode (organic, semi-detached o embedded) che meglio corrisponde al valore di D<text:span text:style-name="T10">0</text:span> adottato, e assumendo che il prodotto dei Cost Driver dia il valore 1,9.</text:p>
      <text:p text:style-name="yfede-Corpo_20_del_20_Testo"/>
      <text:p text:style-name="yfede-Titolo1.1"><text:soft-page-break/>24 Novembre 2004</text:p>
      <text:p text:style-name="yfede-Corpo_20_del_20_Testo">Una software house ha sviluppato, in tempi recenti, un prodotto software per il quale sono risultati i seguenti dati caratteristici:</text:p>
      <text:p text:style-name="yfede-Corpo_20_del_20_Testo"><text:tab/><text:span text:style-name="T14">S= 38000 NCSS<text:tab/>t</text:span><text:span text:style-name="T11">d</text:span><text:span text:style-name="T14"> = 24 mesi<text:tab/>C</text:span><text:span text:style-name="T11">d</text:span><text:span text:style-name="T14">(t</text:span><text:span text:style-name="T11">d</text:span><text:span text:style-name="T14">) = 20 pY</text:span></text:p>
      <text:p text:style-name="yfede-Corpo_20_del_20_Testo">E’ ora in programma la realizzazione di un nuovo software dello stesso tipo, la cui dimensione stimata è S= 44000 NCSS con una deviazione σ = 1000. Sono inoltre imposti i seguenti vincoli:</text:p>
      <text:p text:style-name="yfede-Corpo_20_del_20_Testo"><text:tab/>t<text:span text:style-name="T10">d</text:span> ≤ 25 mesi<text:tab/>D ≤ 36 p/Y<text:tab/>m0<text:span text:style-name="T10">d</text:span> ≥ 15 p<text:tab/>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 si richiede di eseguire la stessa stima con l’Intermediate Model del metodo CoCoMo scegliendo il Mode (organic, semi-detached o embedded) che meglio corrisponde al valore di D<text:span text:style-name="T10">0</text:span> adottato, e assumendo che il prodotto dei Cost Driver dia il valore 2,1.</text:p>
      <text:p text:style-name="yfede-Corpo_20_del_20_Testo"/>
      <text:p text:style-name="yfede-Titolo1.1">6 Dicembre 2004</text:p>
      <text:p text:style-name="yfede-Corpo_20_del_20_Testo">Una software house ha sviluppato, in tempi recenti, un prodotto software per il quale sono risultati i seguenti dati caratteristici:</text:p>
      <text:p text:style-name="yfede-Corpo_20_del_20_Testo"><text:tab/><text:span text:style-name="T14">S= 36000 NCSS<text:tab/>t</text:span><text:span text:style-name="T11">d</text:span><text:span text:style-name="T14"> = 24 mesi<text:tab/>K</text:span><text:span text:style-name="T11">d</text:span><text:span text:style-name="T14"> = 10 pY</text:span></text:p>
      <text:p text:style-name="yfede-Corpo_20_del_20_Testo">E’ ora in programma la realizzazione di un rimaneggiamento di tale software con interventi su una parte di dimensione 8000 NCSS, la modifica di 4000 NCSS, la cancellazione di 2000 NCSS e l’aggiunta di 7000 NCSS con σ= 500. Grazie all’esperienza acquisita con il precedente progetto, si può stimare che il fattore ambientale abbia subito un incremento del 5%. Sono inoltre imposti i seguenti vincoli:</text:p>
      <text:p text:style-name="yfede-Corpo_20_del_20_Testo"><text:tab/>t<text:span text:style-name="T10">d</text:span> ≤ 20 mesi<text:tab/>K<text:span text:style-name="T10">d</text:span> ≤ 6 pY<text:tab/><text:tab/>m0<text:span text:style-name="T10">d</text:span> ≥ 5 p<text:tab/>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 si richiede di eseguire la stessa stima con l’Intermediate Model del metodo CoCoMo scegliendo il Mode (organic, semi-detached o embedded) che meglio corrisponde al valore di D<text:span text:style-name="T10">0</text:span> adottato, e assumendo che il prodotto dei Cost Driver dia il valore 2,7.</text:p>
      <text:p text:style-name="yfede-Corpo_20_del_20_Testo"/>
      <text:p text:style-name="yfede-Titolo1.1">26 Ottobre 2005:</text:p>
      <text:p text:style-name="yfede-Corpo_20_del_20_Testo">Una software house ha sviluppato, in tempi successivi, due prodotti software dello stesso tipo per i quali sono risultati i seguenti dati caratteristici (in ordine cronologico):</text:p>
      <text:p text:style-name="yfede-Corpo_20_del_20_Testo"><text:tab/>P1:<text:tab/>S = 70.000 NCSS<text:tab/>t<text:span text:style-name="T10">d</text:span> = 22 mesi<text:tab/>K<text:span text:style-name="T10">d</text:span> = 31.5 pY</text:p>
      <text:p text:style-name="yfede-Corpo_20_del_20_Testo"><text:tab/>P2:<text:tab/>S = 64.000 NCSS<text:tab/>t<text:span text:style-name="T10">d</text:span> = 21 mesi<text:tab/>K<text:span text:style-name="T10">d</text:span> = 28.5 pY</text:p>
      <text:p text:style-name="yfede-Corpo_20_del_20_Testo">E' ora in programma <text:span text:style-name="T7">un nuovo progetto</text:span>, per la realizzazione di un prodotto simile, la cui dimensione stimata è S = 66.000 NCSS con una deviazione <text:span text:style-name="T1">σ</text:span> = 1.000. Sono inoltre imposti i seguenti vincoli:</text:p>
      <text:p text:style-name="yfede-Corpo_20_del_20_Testo"><text:tab/>t<text:span text:style-name="T10">d</text:span> <text:span text:style-name="T6">≤</text:span> 21 mesi<text:tab/>K<text:span text:style-name="T10">d</text:span> <text:span text:style-name="T6">≤</text:span> 28 pY<text:tab/>D <text:span text:style-name="T6">≥</text:span> 54 p/Y</text:p>
      <text:p text:style-name="yfede-Corpo_20_del_20_Testo">Si richiede di valutare la fattibilità del progetto discutendo i margini di manovra, prospettando le possibili deroghe alle condizioni imposte al progetto e valutando le loro conseguenze. Al termine, si richiede di calcolare tutte le variabili principali di progett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adottato, ed assumendo che il prodotto dei Cost Driver dia il valore 1,4.</text:p>
      <text:p text:style-name="yfede-Corpo_20_del_20_Testo"/>
      <text:p text:style-name="yfede-Titolo1.1"/>
      <text:p text:style-name="yfede-Titolo1.1"><text:soft-page-break/>03 Novembre 2006:</text:p>
      <text:p text:style-name="yfede-Corpo_20_del_20_Testo">Una software house ha sviluppato, in tempi successivi, due prodotti software dello stesso tipo per i quali sono risultati i seguenti dati caratteristici (in ordine cronologico):</text:p>
      <text:p text:style-name="yfede-Corpo_20_del_20_Testo"><text:tab/>P1:<text:tab/>S = 76.000 NCSS<text:tab/>t<text:span text:style-name="T10">d</text:span> = 21 mesi<text:tab/>C<text:span text:style-name="T10">d</text:span><text:span text:style-name="T9">(t</text:span><text:span text:style-name="T10">d</text:span><text:span text:style-name="T9">)</text:span> = 28.5 pY</text:p>
      <text:p text:style-name="yfede-Corpo_20_del_20_Testo"><text:tab/>P2:<text:tab/>S = 66.000 NCSS<text:tab/>t<text:span text:style-name="T10">d</text:span> = 20 mesi<text:tab/><text:span text:style-name="T9">C</text:span><text:span text:style-name="T10">d</text:span><text:span text:style-name="T9">(t</text:span><text:span text:style-name="T10">d</text:span><text:span text:style-name="T9">)</text:span> = 24.0 pY</text:p>
      <text:p text:style-name="yfede-Corpo_20_del_20_Testo">E' ora in programma <text:span text:style-name="T7">un nuovo progetto</text:span>, per la realizzazione di un prodotto simile, la cui dimensione stimata è S = 70.000 NCSS con una deviazione <text:span text:style-name="T1">σ</text:span> = 2.000. Sono inoltre imposti i seguenti vincoli:</text:p>
      <text:p text:style-name="yfede-Corpo_20_del_20_Testo"><text:tab/>t<text:span text:style-name="T10">d</text:span> <text:span text:style-name="T6">≤</text:span> 24 mesi<text:tab/>m0<text:span text:style-name="T10">d</text:span> <text:span text:style-name="T6">≤</text:span> 20 p<text:tab/><text:tab/><text:span text:style-name="T9">C</text:span><text:span text:style-name="T10">d</text:span><text:span text:style-name="T9">(t</text:span><text:span text:style-name="T10">d</text:span><text:span text:style-name="T9">)</text:span> <text:span text:style-name="T6">≥</text:span> 26 pY</text:p>
      <text:p text:style-name="yfede-Corpo_20_del_20_Testo">Si richiede di valutare la fattibilità del progetto discutendo i margini di manovra, prospettando le possibili deroghe alle condizioni imposte al progetto e valutando le loro conseguenze. Al termine, si richiede di calcolare tutte le variabili principali di progett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adottato, ed assumendo che il prodotto dei Cost Driver dia il valore 1,6.</text:p>
      <text:p text:style-name="yfede-Titolo1.1"/>
      <text:p text:style-name="yfede-Titolo1.1">15 Dicembre 2006:</text:p>
      <text:p text:style-name="yfede-Corpo_20_del_20_Testo">Una software house ha sviluppato, in tempi recenti, un prodotto software per il quale sono risultati i seguenti dati caratteristici:</text:p>
      <text:p text:style-name="yfede-Corpo_20_del_20_Testo"><text:tab/>S = 51.000 NCSS<text:tab/>t<text:span text:style-name="T10">d</text:span> = 20 mesi<text:tab/><text:span text:style-name="T9">K</text:span><text:span text:style-name="T10">d</text:span> = 11 pY</text:p>
      <text:p text:style-name="yfede-Corpo_20_del_20_Testo">E' ora in programma <text:span text:style-name="T7">un nuovo progetto</text:span><text:span text:style-name="T8">, per la realizzazione di un prodotto simile, formato da tre sottosistemi le cui dimensioni stimate sono:</text:span></text:p>
      <text:p text:style-name="P1"><text:tab/>S1 = 20.000 NCSS,<text:tab/> <text:span text:style-name="T1">σ1 = 1.000</text:span></text:p>
      <text:p text:style-name="P1"><text:tab/>S2 = 15.000 NCSS,<text:tab/> <text:span text:style-name="T1">σ2 = 600</text:span></text:p>
      <text:p text:style-name="P1"><text:tab/>S3 = 19.000 NCSS,<text:tab/> <text:span text:style-name="T1">σ3 = 800</text:span></text:p>
      <text:p text:style-name="P1">Sono inoltre imposti i seguenti vincoli:</text:p>
      <text:p text:style-name="yfede-Corpo_20_del_20_Testo"><text:tab/>K<text:span text:style-name="T10">d</text:span> <text:span text:style-name="T6">≤</text:span> 10 pY<text:tab/><text:span text:style-name="T9">t</text:span><text:span text:style-name="T10">d</text:span> <text:span text:style-name="T6">≤</text:span> 22 mesi<text:tab/><text:span text:style-name="T9">D</text:span> <text:span text:style-name="T6">≤ 18 p/Y</text:span>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, si richiede di eseguire la stessa stima con l'Intermediate Model del metodo CoCoMo scegliendo il Mode (organic, semi-detached o embedded) che meglio corrisponde al valore di D<text:span text:style-name="T10">0</text:span> adottato, ed assumendo che il prodotto dei Cost Driver dia il valore 1,4.</text:p>
      <text:p text:style-name="yfede-Corpo_20_del_20_Testo"/>
      <text:p text:style-name="yfede-Titolo1.1">31 Ottobre 2007</text:p>
      <text:p text:style-name="yfede-Corpo_20_del_20_Testo">Una software house ha sviluppato, in tempi successivi, due prodotti software dello stesso tipo per i quali sono risultati i seguenti dati caratteristici:</text:p>
      <text:p text:style-name="yfede-Corpo_20_del_20_Testo"><text:span text:style-name="T14"><text:tab/>P1:<text:tab/>S= 49000 NCSS<text:tab/>t</text:span><text:span text:style-name="T11">d</text:span><text:span text:style-name="T14"> = 20 mesi<text:tab/>K</text:span><text:span text:style-name="T11">d</text:span><text:span text:style-name="T14"> = 22 pY</text:span></text:p>
      <text:p text:style-name="yfede-Corpo_20_del_20_Testo"><text:span text:style-name="T14"><text:tab/>P2:<text:tab/>S= 58000 NCSS<text:tab/>t</text:span><text:span text:style-name="T11">d</text:span><text:span text:style-name="T14"> = 22 mesi<text:tab/>K</text:span><text:span text:style-name="T11">d</text:span><text:span text:style-name="T14"> = 27 pY</text:span></text:p>
      <text:p text:style-name="yfede-Corpo_20_del_20_Testo">E’ ora in programma un nuovo progetto, per la realizzazione di un prodotto simile, la cui dimensione stimata è S= 67000 NCSS con una deviazione σ = 2000. Sono inoltre imposti i seguenti vincoli:<text:tab/>t<text:span text:style-name="T10">d</text:span> ≤ 24 mesi<text:tab/>m0<text:span text:style-name="T10">d</text:span> ≤ 18 p <text:tab/>C<text:span text:style-name="T10">d</text:span> (t<text:span text:style-name="T10">d</text:span>) ≥ 30 pY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 si richiede di eseguire la stessa stima con l’Intermediate Model del metodo CoCoMo scegliendo il Mode (organic, semi-detached o embedded) che meglio corrisponde al valore di D<text:span text:style-name="T10">0</text:span> adottato, e assumendo che il prodotto dei Cost Driver dia il valore 1,2.</text:p>
      <text:p text:style-name="yfede-Titolo1.1"><text:soft-page-break/>10 dicembre 2007</text:p>
      <text:p text:style-name="yfede-Corpo_20_del_20_Testo">Una software house ha sviluppato, in tempi successivi, due prodotti software dello stesso tipo per i quali sono risultati i seguenti dati caratteristici:</text:p>
      <text:p text:style-name="yfede-Corpo_20_del_20_Testo"><text:span text:style-name="T14"><text:tab/>P1:<text:tab/>S= 32000 NCSS<text:tab/>t</text:span><text:span text:style-name="T11">d</text:span><text:span text:style-name="T14"> = 21 mesi<text:tab/>K</text:span><text:span text:style-name="T11">d</text:span><text:span text:style-name="T14"> = 26 pY</text:span></text:p>
      <text:p text:style-name="yfede-Corpo_20_del_20_Testo"><text:span text:style-name="T14"><text:tab/>P2:<text:tab/>S= 38000 NCSS<text:tab/>t</text:span><text:span text:style-name="T11">d</text:span><text:span text:style-name="T14"> = 23 mesi<text:tab/>K</text:span><text:span text:style-name="T11">d</text:span><text:span text:style-name="T14"> = 34 pY</text:span></text:p>
      <text:p text:style-name="yfede-Corpo_20_del_20_Testo">E’ ora in programma un nuovo progetto, per la realizzazione di un prodotto simile, la cui dimensione stimata è S= 35000 NCSS con una deviazione σ = 1000. Sono inoltre imposti i seguenti vincoli:</text:p>
      <text:p text:style-name="yfede-Corpo_20_del_20_Testo"><text:tab/>35 pY ≤ k<text:span text:style-name="T10">d</text:span> ≤ 40 pY<text:tab/><text:tab/>m0<text:span text:style-name="T10">d</text:span> ≤ 20 persone<text:tab/><text:tab/></text:p>
      <text:p text:style-name="yfede-Corpo_20_del_20_Testo">Si richiede di valutare la fattibilità del progetto discutendo i margini di manovra, prospettando le possibili deroghe alle condizioni imposte al progetto e valutando le loro conseguenze. Al termine si richiede di calcolare tutte le variabili principali di progetto rispetto ad uno dei punti di lavoro considerati.</text:p>
      <text:p text:style-name="yfede-Corpo_20_del_20_Testo">Infine si richiede di eseguire la stessa stima con l’Intermediate Model del metodo CoCoMo scegliendo il Mode (organic, semi-detached o embedded) che meglio corrisponde al valore di D<text:span text:style-name="T10">0</text:span> adottato, e assumendo che il prodotto dei Cost Driver dia il valore 1,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ヒラギノ角ゴ Pro W3" svg:font-family="'ヒラギノ角ゴ Pro W3'" style:font-family-generic="roman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padding="0.049cm" fo:border-left="none" fo:border-right="none" fo:border-top="0.002cm solid #0000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yfede-Titolo_20_Documento" style:display-name="yfede-Titolo Documento" style:family="paragraph" style:parent-style-name="yfede-Corpo_20_del_20_Testo" style:master-page-name="">
      <style:paragraph-properties fo:line-height="100%" fo:text-align="center" style:justify-single-word="false" style:page-number="auto" fo:background-color="transparent" style:shadow="none">
        <style:background-image/>
      </style:paragraph-properties>
      <style:text-properties fo:font-size="24pt" fo:font-weight="bold"/>
    </style:style>
    <style:style style:name="yfede-Corpo_20_del_20_Testo" style:display-name="yfede-Corpo del Testo" style:family="paragraph" style:master-page-name="">
      <style:paragraph-properties fo:line-height="100%" fo:text-align="justify" style:justify-single-word="false" style:page-number="auto" fo:background-color="transparent" style:shadow="none">
        <style:tab-stops/>
        <style:background-image/>
      </style:paragraph-properties>
    </style:style>
    <style:style style:name="yfede-Piè_20_di_20_pagina" style:display-name="yfede-Piè di pagina" style:family="paragraph" style:parent-style-name="Footer" style:master-page-name="">
      <style:paragraph-properties fo:text-align="start" style:justify-single-word="false" style:page-number="auto" fo:background-color="transparent" style:shadow="none">
        <style:background-image/>
      </style:paragraph-properties>
      <style:text-properties fo:font-size="10pt"/>
    </style:style>
    <style:style style:name="yfede-Titolo1.1.1" style:family="paragraph" style:parent-style-name="yfede-Corpo_20_del_20_Testo" style:next-style-name="yfede-Corpo_20_del_20_Testo" style:master-page-name="">
      <style:paragraph-properties style:page-number="auto"/>
      <style:text-properties fo:font-weight="bold"/>
    </style:style>
    <style:style style:name="yfede-Titolo1.1" style:family="paragraph" style:parent-style-name="yfede-Corpo_20_del_20_Testo" style:next-style-name="yfede-Corpo_20_del_20_Testo" style:master-page-name="">
      <style:paragraph-properties style:page-number="auto"/>
      <style:text-properties fo:font-size="14pt" fo:font-weight="bold"/>
    </style:style>
    <style:style style:name="yfede-Titolo1" style:family="paragraph" style:parent-style-name="yfede-Corpo_20_del_20_Testo" style:next-style-name="yfede-Corpo_20_del_20_Testo">
      <style:text-properties fo:font-size="16pt" fo:font-weight="bold"/>
    </style:style>
    <style:style style:name="yfede-Codice" style:family="paragraph" style:parent-style-name="yfede-Corpo_20_del_20_Testo" style:next-style-name="yfede-Corpo_20_del_20_Testo">
      <style:paragraph-properties fo:text-align="start" style:justify-single-word="false"/>
      <style:text-properties style:font-name="Courier New"/>
    </style:style>
    <style:style style:name="yfede-Citazione" style:family="paragraph" style:parent-style-name="yfede-Corpo_20_del_20_Testo" style:next-style-name="yfede-Corpo_20_del_20_Testo" style:master-page-name="">
      <style:paragraph-properties style:page-number="auto"/>
      <style:text-properties fo:font-style="italic"/>
    </style:style>
    <style:style style:name="Corp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it" fo:country="IT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none" fo:hyphenate="true" fo:hyphenation-remain-char-count="2" fo:hyphenation-push-char-count="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yfede-Piè_20_di_20_pagina"><text:a xlink:type="simple" xlink:href="http://www.yfede.it/"><text:span text:style-name="T1">www.yfede.it</text:span></text:a><text:span text:style-name="T1"><text:tab/></text:span><text:span text:style-name="T2">Progettazione del Software – Testi I parte – Ver. 1</text:span><text:span text:style-name="T1"><text:tab/></text:span><text:span text:style-name="T3"><text:page-number text:select-page="current">3</text:page-number></text:span><text:span text:style-name="T3">/</text:span><text:span text:style-name="T3"><text:page-count>5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ederico Marverti</meta:initial-creator>
    <meta:creation-date>2007-10-14T20:40:44</meta:creation-date>
    <dc:date>2008-01-01T19:21:47</dc:date>
    <meta:editing-cycles>7</meta:editing-cycles>
    <meta:editing-duration>PT18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06" meta:word-count="2331" meta:character-count="1411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1, prima pubblicazione online" VL:creator="Federico Marverti" dc:date-time="2007-10-14T20:41:00"/>
</VL:version-list>
</file>